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IMPLEC</text:p>
          </table:table-cell>
          <table:table-cell office:value-type="string">
            <text:p>Solução exa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89974">
            <text:p>1,9</text:p>
          </table:table-cell>
          <table:table-cell table:formula="oooc:=15*(1-(([.A2]-7.5)/7)*(([.A2]-7.5)/7))" office:value-type="float" office:value="2.06632653061224">
            <text:p>2,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.48808">
            <text:p>5,49</text:p>
          </table:table-cell>
          <table:table-cell table:formula="oooc:=15*(1-(([.A3]-7.5)/7)*(([.A3]-7.5)/7))" office:value-type="float" office:value="5.73979591836735">
            <text:p>5,7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.55495">
            <text:p>8,55</text:p>
          </table:table-cell>
          <table:table-cell table:formula="oooc:=15*(1-(([.A4]-7.5)/7)*(([.A4]-7.5)/7))" office:value-type="float" office:value="8.80102040816326">
            <text:p>8,8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10.9625">
            <text:p>10,96</text:p>
          </table:table-cell>
          <table:table-cell table:formula="oooc:=15*(1-(([.A5]-7.5)/7)*(([.A5]-7.5)/7))" office:value-type="float" office:value="11.25">
            <text:p>11,25</text:p>
            <draw:frame table:end-cell-address="Sheet1.I24" table:end-x="1.571cm" table:end-y="0.009cm" draw:z-index="0" svg:width="12.916cm" svg:height="8.581cm" svg:x="2.203cm" svg:y="0.008cm">
              <draw:object draw:notify-on-update-of-ranges="Sheet1.A2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12.6991">
            <text:p>12,7</text:p>
          </table:table-cell>
          <table:table-cell table:formula="oooc:=15*(1-(([.A6]-7.5)/7)*(([.A6]-7.5)/7))" office:value-type="float" office:value="13.0867346938776">
            <text:p>13,0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.8106">
            <text:p>13,81</text:p>
          </table:table-cell>
          <table:table-cell table:formula="oooc:=15*(1-(([.A7]-7.5)/7)*(([.A7]-7.5)/7))" office:value-type="float" office:value="14.3112244897959">
            <text:p>14,3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4.3502">
            <text:p>14,35</text:p>
          </table:table-cell>
          <table:table-cell table:formula="oooc:=15*(1-(([.A8]-7.5)/7)*(([.A8]-7.5)/7))" office:value-type="float" office:value="14.9234693877551">
            <text:p>14,9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.3502">
            <text:p>14,35</text:p>
          </table:table-cell>
          <table:table-cell table:formula="oooc:=15*(1-(([.A9]-7.5)/7)*(([.A9]-7.5)/7))" office:value-type="float" office:value="14.9234693877551">
            <text:p>14,9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.8106">
            <text:p>13,81</text:p>
          </table:table-cell>
          <table:table-cell table:formula="oooc:=15*(1-(([.A10]-7.5)/7)*(([.A10]-7.5)/7))" office:value-type="float" office:value="14.3112244897959">
            <text:p>14,3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12.6991">
            <text:p>12,7</text:p>
          </table:table-cell>
          <table:table-cell table:formula="oooc:=15*(1-(([.A11]-7.5)/7)*(([.A11]-7.5)/7))" office:value-type="float" office:value="13.0867346938776">
            <text:p>13,0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float" office:value="10.9625">
            <text:p>10,96</text:p>
          </table:table-cell>
          <table:table-cell table:formula="oooc:=15*(1-(([.A12]-7.5)/7)*(([.A12]-7.5)/7))" office:value-type="float" office:value="11.25">
            <text:p>11,2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.55495">
            <text:p>8,55</text:p>
          </table:table-cell>
          <table:table-cell table:formula="oooc:=15*(1-(([.A13]-7.5)/7)*(([.A13]-7.5)/7))" office:value-type="float" office:value="8.80102040816326">
            <text:p>8,8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.48808">
            <text:p>5,49</text:p>
          </table:table-cell>
          <table:table-cell table:formula="oooc:=15*(1-(([.A14]-7.5)/7)*(([.A14]-7.5)/7))" office:value-type="float" office:value="5.73979591836735">
            <text:p>5,7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89974">
            <text:p>1,9</text:p>
          </table:table-cell>
          <table:table-cell table:formula="oooc:=15*(1-(([.A15]-7.5)/7)*(([.A15]-7.5)/7))" office:value-type="float" office:value="2.06632653061224">
            <text:p>2,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3">13/06/2007</text:date>, <text:time>23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13T23:19:09</meta:creation-date>
    <dc:date>2007-06-13T23:31:49</dc:date>
    <dc:language>en-US</dc:language>
    <meta:editing-cycles>2</meta:editing-cycles>
    <meta:editing-duration>PT12M42S</meta:editing-duration>
    <meta:user-defined meta:name="Info 1"/>
    <meta:user-defined meta:name="Info 2"/>
    <meta:user-defined meta:name="Info 3"/>
    <meta:user-defined meta:name="Info 4"/>
    <meta:document-statistic meta:table-count="3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8999996185303pt" style:font-family-asian="'Lucida Sans Unicode'" style:font-family-generic-asian="system" style:font-pitch-asian="variable" style:font-size-asian="15.8999996185303pt" style:font-family-complex="Tahoma" style:font-family-generic-complex="system" style:font-pitch-complex="variable" style:font-size-complex="15.8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60000038146973pt" style:font-family-asian="'Lucida Sans Unicode'" style:font-family-generic-asian="system" style:font-pitch-asian="variable" style:font-size-asian="8.60000038146973pt" style:font-family-complex="Tahoma" style:font-family-generic-complex="system" style:font-pitch-complex="variable" style:font-size-complex="8.60000038146973pt"/>
    </style:style>
    <style:style style:name="ch6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rial" style:font-family-generic="swiss" style:font-pitch="variable" fo:font-size="7.40000009536743pt" style:font-family-asian="'Lucida Sans Unicode'" style:font-family-generic-asian="system" style:font-pitch-asian="variable" style:font-size-asian="7.40000009536743pt" style:font-family-complex="Tahoma" style:font-family-generic-complex="system" style:font-pitch-complex="variable" style:font-size-complex="7.4000000953674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17cm" svg:height="8.582cm" chart:class="chart:scatter" chart:style-name="ch1">
        <chart:title svg:x="3.639cm" svg:y="0.17cm" chart:style-name="ch2">
          <text:p>Velocidade u na saída</text:p>
        </chart:title>
        <chart:plot-area chart:style-name="ch3" table:cell-range-address="Sheet1.$A$2:.$C$15" chart:table-number-list="0" svg:x="0.258cm" svg:y="1.145cm" svg:width="11.89cm" svg:height="7.267cm">
          <chart:axis chart:dimension="x" chart:name="primary-x" chart:style-name="ch4">
            <chart:categories table:cell-range-address="local-table.A2:.A15"/>
          </chart:axis>
          <chart:axis chart:dimension="y" chart:name="primary-y" chart:style-name="ch5">
            <chart:grid chart:class="major"/>
          </chart:axis>
          <chart:series chart:style-name="ch6">
            <chart:domain/>
            <chart:data-point chart:repeated="14"/>
          </chart:series>
          <chart:series chart:style-name="ch7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">
                <text:p>1</text:p>
              </table:table-cell>
              <table:table-cell office:value-type="float" office:value="1.89974">
                <text:p>1.89974</text:p>
              </table:table-cell>
              <table:table-cell office:value-type="float" office:value="2.06632653061224">
                <text:p>2.0663265306122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">
                <text:p>2</text:p>
              </table:table-cell>
              <table:table-cell office:value-type="float" office:value="5.48808">
                <text:p>5.48808</text:p>
              </table:table-cell>
              <table:table-cell office:value-type="float" office:value="5.73979591836735">
                <text:p>5.7397959183673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">
                <text:p>3</text:p>
              </table:table-cell>
              <table:table-cell office:value-type="float" office:value="8.55495">
                <text:p>8.55495</text:p>
              </table:table-cell>
              <table:table-cell office:value-type="float" office:value="8.80102040816326">
                <text:p>8.8010204081632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">
                <text:p>4</text:p>
              </table:table-cell>
              <table:table-cell office:value-type="float" office:value="10.9625">
                <text:p>10.96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  <table:table-cell office:value-type="float" office:value="12.6991">
                <text:p>12.6991</text:p>
              </table:table-cell>
              <table:table-cell office:value-type="float" office:value="13.0867346938776">
                <text:p>13.086734693877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">
                <text:p>6</text:p>
              </table:table-cell>
              <table:table-cell office:value-type="float" office:value="13.8106">
                <text:p>13.8106</text:p>
              </table:table-cell>
              <table:table-cell office:value-type="float" office:value="14.3112244897959">
                <text:p>14.311224489795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">
                <text:p>7</text:p>
              </table:table-cell>
              <table:table-cell office:value-type="float" office:value="14.3502">
                <text:p>14.3502</text:p>
              </table:table-cell>
              <table:table-cell office:value-type="float" office:value="14.9234693877551">
                <text:p>14.923469387755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">
                <text:p>8</text:p>
              </table:table-cell>
              <table:table-cell office:value-type="float" office:value="14.3502">
                <text:p>14.3502</text:p>
              </table:table-cell>
              <table:table-cell office:value-type="float" office:value="14.9234693877551">
                <text:p>14.923469387755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">
                <text:p>9</text:p>
              </table:table-cell>
              <table:table-cell office:value-type="float" office:value="13.8106">
                <text:p>13.8106</text:p>
              </table:table-cell>
              <table:table-cell office:value-type="float" office:value="14.3112244897959">
                <text:p>14.311224489795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">
                <text:p>10</text:p>
              </table:table-cell>
              <table:table-cell office:value-type="float" office:value="12.6991">
                <text:p>12.6991</text:p>
              </table:table-cell>
              <table:table-cell office:value-type="float" office:value="13.0867346938776">
                <text:p>13.086734693877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">
                <text:p>11</text:p>
              </table:table-cell>
              <table:table-cell office:value-type="float" office:value="10.9625">
                <text:p>10.96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2">
                <text:p>12</text:p>
              </table:table-cell>
              <table:table-cell office:value-type="float" office:value="8.55495">
                <text:p>8.55495</text:p>
              </table:table-cell>
              <table:table-cell office:value-type="float" office:value="8.80102040816326">
                <text:p>8.8010204081632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">
                <text:p>13</text:p>
              </table:table-cell>
              <table:table-cell office:value-type="float" office:value="5.48808">
                <text:p>5.48808</text:p>
              </table:table-cell>
              <table:table-cell office:value-type="float" office:value="5.73979591836735">
                <text:p>5.7397959183673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">
                <text:p>14</text:p>
              </table:table-cell>
              <table:table-cell office:value-type="float" office:value="1.89974">
                <text:p>1.89974</text:p>
              </table:table-cell>
              <table:table-cell office:value-type="float" office:value="2.06632653061224">
                <text:p>2.0663265306122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